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nalVersionImpl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isMoreRecent( InternalVersion 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ersionImpl.internalAddSuccessor( InternalVersionImpl succ , boolean stor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ersionImpl.internalAttac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VersionImpl.internalDetach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VersionImpl.getFrozenNode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ersionImpl.storeXCessors( List cessors , Name propname , boolean stor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nternalVersionImpl.invali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getLab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internalDetachPredecessor( InternalVersionImpl v , boolean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VersionImpl.getVersionHis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getCre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getFrozenN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ersionImpl.InternalVersionImpl( InternalVersionHistoryImpl vh , NodeStateEx node , 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ersionImpl.getPredecess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nternalVersionImpl.internalAddLabel( Name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VersionImpl.internalRemoveLabel( Name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ersionImpl.isRoo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hasLabel( Name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nalVersionImpl.internalDetachSuccessor( InternalVersionImpl v , boolean sto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nalVersionImpl.getSuccess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nternalVersionImpl.equals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InternalVersionImpl.internalHasLabel( Name labe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ersionImpl.internalGetLabel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InternalVersionImpl.legacyResolveSuccesso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